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able_20_Contents">
      <style:paragraph-properties fo:margin-top="0cm" fo:margin-bottom="0cm" style:contextual-spacing="false"/>
    </style:style>
    <style:style style:name="P3" style:family="paragraph" style:parent-style-name="Text_20_body">
      <style:paragraph-properties fo:margin-left="1.058cm" fo:margin-right="0cm" fo:text-indent="0cm" style:auto-text-indent="false"/>
    </style:style>
    <style:style style:name="P4" style:family="paragraph" style:parent-style-name="Text_20_body">
      <style:paragraph-properties fo:margin-left="1.905cm" fo:margin-right="0cm" fo:margin-top="0cm" fo:margin-bottom="0cm" style:contextual-spacing="false" fo:text-indent="0cm" style:auto-text-indent="false"/>
    </style:style>
    <style:style style:name="P5" style:family="paragraph" style:parent-style-name="Text_20_body">
      <style:paragraph-properties fo:margin-left="1.905cm" fo:margin-right="0cm" fo:text-indent="0cm" style:auto-text-indent="false"/>
    </style:style>
    <style:style style:name="P6" style:family="paragraph" style:parent-style-name="Text_20_body">
      <style:text-properties officeooo:paragraph-rsid="00028603"/>
    </style:style>
    <style:style style:name="P7" style:family="paragraph" style:parent-style-name="Text_20_body">
      <style:text-properties officeooo:paragraph-rsid="00039617"/>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5">
      <style:paragraph-properties fo:margin-top="0cm" fo:margin-bottom="0cm" style:contextual-spacing="false"/>
    </style:style>
    <style:style style:name="P19" style:family="paragraph" style:parent-style-name="Text_20_body" style:list-style-name="L6">
      <style:paragraph-properties fo:margin-top="0cm" fo:margin-bottom="0cm" style:contextual-spacing="false"/>
    </style:style>
    <style:style style:name="P20" style:family="paragraph" style:parent-style-name="Heading_20_1" style:master-page-name="HTML">
      <style:paragraph-properties style:page-number="auto"/>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20b74"/>
    </style:style>
    <style:style style:name="T4" style:family="text">
      <style:text-properties fo:language="el" fo:country="GR" officeooo:rsid="00020b74"/>
    </style:style>
    <style:style style:name="T5" style:family="text">
      <style:text-properties fo:language="el" fo:country="GR" officeooo:rsid="0005aac8"/>
    </style:style>
    <style:style style:name="T6" style:family="text">
      <style:text-properties officeooo:rsid="00028603"/>
    </style:style>
    <style:style style:name="T7" style:family="text">
      <style:text-properties officeooo:rsid="00039617"/>
    </style:style>
    <style:style style:name="T8" style:family="text">
      <style:text-properties officeooo:rsid="00049f5c"/>
    </style:style>
    <style:style style:name="T9" style:family="text">
      <style:text-properties officeooo:rsid="0005aac8"/>
    </style:style>
    <style:style style:name="T10" style:family="text">
      <style:text-properties officeooo:rsid="0007022b"/>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office:forms form:automatic-focus="false" form:apply-design-mode="false">
        <form:form form:name="unnamed0" form:apply-filter="true" form:control-implementation="ooo:com.sun.star.form.component.Form" office:target-frame="" xlink:href="file:///../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in">
        <text:p text:style-name="P20">Ημερολόγιο</text:p>
        <text:section text:style-name="Sect1" text:name="section_1">
          <text:h text:style-name="Heading_20_2" text:outline-level="2">Περίληψη</text:h>
          <text:p text:style-name="P7"><text:span text:style-name="T7">Η Υπομονάδα</text:span> Ημερολόγιο έχει εισαχθεί ως ξεχωριστ<text:span text:style-name="T7">ή</text:span> <text:span text:style-name="T7">υπομονάδα</text:span> στην Έκδοση 6.2.0, για να επιτρέπει εύκολη χρήση και πρόσβαση. Χρησιμοποιήστε <text:span text:style-name="T7">την υπομονάδα </text:span>Ημερολόγιο, για να προγραμματίσετε και να διαχειριστείτε δραστηριότητες, όπως κλήσεις, συναντήσεις και έργα.</text:p>
        </text:section>
        <text:section text:style-name="Sect1" text:name="section_2">
          <text:h text:style-name="Heading_20_2" text:outline-level="2">Ενέργειες ημερολογίου</text:h>
          <text:p text:style-name="Text_20_body">Το <text:span text:style-name="T7">μενού</text:span> της λίστας Ενεργειών στην καρτέλα Ημερολογίου εμφανίζει τις ακόλουθες επιλογές:</text:p>
          <text:p text:style-name="P3"><text:span text:style-name="T1">Προγραμματισμό Συνάντησης</text:span>. Κάντε κλικ στην επιλογή για να προγραμματίσετε μια συνάντηση, όπως περιγράφεται στο <text:a xlink:type="simple" xlink:href="../../../../PB_(not_public)/6.5_App_and_Admin_Guides_(drafts)/Sugar_Community_Edition_Application_Guide_6.5.0_RC1/22_Meetings">Scheduling Meetings </text:a>.</text:p>
          <text:p text:style-name="P3"><text:span text:style-name="T1">Προγραμματισμό Κλήσης</text:span>. Κάντε κλικ στην επιλογή για να προγραμματίσετε μια κλήση, όπως περιγράφεται στο <text:a xlink:type="simple" xlink:href="../../../../PB_(not_public)/6.5_App_and_Admin_Guides_(drafts)/Sugar_Community_Edition_Application_Guide_6.5.0_RC1/21_Calls">Scheduling Calls</text:a>. </text:p>
          <text:p text:style-name="P3"><text:span text:style-name="T1">Προγραμματισμό Έργου</text:span>. Κάντε κλικ στην επιλογή για να προγραμματίσετε ένα έργο, όπως περιγράφεται στο <text:a xlink:type="simple" xlink:href="../../../../PB_(not_public)/6.5_App_and_Admin_Guides_(drafts)/Sugar_Community_Edition_Application_Guide_6.5.0_RC1/24_Tasks">Creating Tasks </text:a>.</text:p>
          <text:p text:style-name="P3"><text:span text:style-name="T1">Σήμερα</text:span>. Χρησιμοποιείστε την επιλογή για να δείτε την τρέχουσα μέρα στο Ημερολόγιο.</text:p>
        </text:section>
        <text:section text:style-name="Sect1" text:name="section_3">
          <text:h text:style-name="Heading_20_2" text:outline-level="2">Χρησιμοποιώντας το Ημερολόγιο</text:h>
          <text:h text:style-name="Heading_20_3" text:outline-level="3">Προβάλλοντας το Ημερολόγιο</text:h>
          <text:p text:style-name="Text_20_body">Κάντε κλικ στο κατάλληλο κουμπί πάνω αριστερά στην αρχική σελίδα του ημερολογίου για να προβάλετε το ημερολόγιο κατά μέρα, εβδομάδα, μήνα ή έτος.</text:p>
          <text:p text:style-name="Text_20_body">Αλλάξτε την πρώτη <text:span text:style-name="T7">μέρα</text:span> της εβδομάδας στο Ημερολόγιο αλλάζοντας τις ρυθμίσεις στην ενότητα Χρήστης. Για περισσότερες πληροφορίες, χρησιμοποιείστε την ενότητα Ρυθμίσεις Χρήστη στο <text:a xlink:type="simple" xlink:href="../../../../PB_(not_public)/6.5_App_and_Admin_Guides_(drafts)/Sugar_Community_Edition_Application_Guide_6.5.0_RC1/01_Getting_Started">Getting Started</text:a>. </text:p>
          <text:p text:style-name="Text_20_body">Συναντήσεις, έργα και κλήσεις εμφανίζονται σε ατομικούς κωδικούς χρωμάτων. Οι <text:span text:style-name="T7">Σ</text:span>υναντήσεις εμφανίζονται σε μπλε, οι Κλήσεις σε κόκκινο και τα Έργα σε πράσινο, για να ξεχωρίζουν και να αναγνωρίζονται εύκολα στο Ημερολόγιο.</text:p>
          <text:p text:style-name="Text_20_body">Κάντε κλικ σε κάθε εγγραφή, για να δείτε τις πληροφορίες σε φόρμες Γρήγορης Επεξεργασίας. Κάντε κλικ στο κουμπί Πλήρους Φόρμας στη φόρμα Επεξεργασίας Δραστηριότητας, για να δείτε τη σελίδα Προβολής Λεπτομερειών.</text:p>
          <text:p text:style-name="Text_20_body">Πλοηγηθείτε σε κάθε ημερομηνία με το εικονίδιο Ημερολογίου. Το εικονίδιο Ημερολογίου βρίσκεται δίπλα στο κουμπί Ρυθμίσεων στην πάνω δεξιά γωνία της σελίδας των <text:span text:style-name="T8">υπομονάδων</text:span> του Ημερολογίου. Κάντε κλικ στο εικονίδιο Ημερολογίου και επιλέξτε οποιαδήποτε ημερομηνία στον ίδιο μήνα ή χρησιμοποιείστε τα αριστερά ή δεξιά βελάκια, για να πλοηγηθείτε στους προηγούμενους ή επόμενους μήνες.</text:p>
          <text:p text:style-name="Text_20_body">Εναλλακτικά, χρησιμοποιείστε τα βελάκια Πριν και Μετά, για να πλοηγηθείτε σε προηγούμενη ή επόμενη μέρα/εβδομάδα/μήνα/έτος, σύμφωνα με τις ρυθμίσεις Προβολής Ημερολογίου.</text:p>
          <text:p text:style-name="Text_20_body">Το Ημερολόγιο έχει προστεθεί στα Sugar Dashlets στην καρτέλα Προσθήκη Sugar Dashlets&gt;<text:span text:style-name="T8">Υπομονάδες</text:span> στην 6.4.0. </text:p>
          <text:h text:style-name="Heading_20_3" text:outline-level="3">Δημιουργώντας εγγραφές στο Ημερολόγιο</text:h>
          <text:p text:style-name="Text_20_body">Μπορείτε να δημιουργήσετε εγγραφές στο Ημερολόγιο σύμφωνα με μια από τις ακόλουθες μεθόδους:</text:p>
          <text:list xml:id="list7200391380719082367" text:style-name="L2">
            <text:list-item>
              <text:p text:style-name="P15">Κάντε κλικ σε οποιαδήποτε <text:span text:style-name="T9">χρονοθυρίδα</text:span> στο Ημερολόγιο και εισάγετε πληροφορίες στις φόρμες Γρήγορης Δημιουργίας </text:p>
            </text:list-item>
            <text:list-item>
              <text:p text:style-name="P15">Επιλέξτε την επιλογή Προγραμματισμός Συνάντησης ή Προγραμματισμός Κλήσης από το μενού <text:span text:style-name="T10">επιλογών</text:span> Ενέργειες Ημερολογίου </text:p>
            </text:list-item>
            <text:list-item>
              <text:p text:style-name="P15">Επιλέξτε την επιλογή Προγραμματισμός Συνάντησης ή Καταγραφή Κλήσης από τη λίστα Γρήγορης Δημιουργίας σε κάθε σελίδα του Sugar </text:p>
            </text:list-item>
            <text:list-item>
              <text:p text:style-name="P9">Επιλέξτε Συναντήσεις&gt;Προγραμματισμός Συνάντησης, Κλήσεις&gt;Ενέργειες Καταγραφής Κλήσης στη λίστα Συναντήσεων ή στις Κλήσεις </text:p>
            </text:list-item>
          </text:list>
          <text:p text:style-name="Text_20_body">Δημιουργήστε επαναλαμβανόμενα γεγονότα, όπως Συναντήσεις και Κλήσεις, με τις οδηγίες στην ενότητα <text:span text:style-name="T2">Επαναλαμβανόμενες Συναντήσεις και Κλήσεις</text:span><text:span text:style-name="Strong_20_Emphasis"><text:span text:style-name="T2"> </text:span></text:span>σε αυτή τη σελίδα.</text:p>
          <text:h text:style-name="Heading_20_3" text:outline-level="3">Επεξεργασία Εγγραφών στο Ημερολόγιο</text:h>
          <text:p text:style-name="Text_20_body"><text:span text:style-name="T4">Κάντε κλικ σε κάθε εγγραφή </text:span><text:span text:style-name="T5">Συνάντησης</text:span><text:span text:style-name="T4"> ή Κλήσης στο Ημερολόγιο,</text:span> <text:span text:style-name="T3">για να δείτε και να ενημερώσετε τις πληροφορίες στις φόρμες</text:span> <text:span text:style-name="T3">Γρήγορης Επεξεργασίας</text:span>.</text:p>
          <text:p text:style-name="Text_20_body"><text:span text:style-name="T3">Αλλάξτε (αυξήστε ή μειώστε)</text:span> <text:span text:style-name="T3">τη διάρκεια των ατομικών Συναντήσεων</text:span> <text:span text:style-name="T3">και Κλήσεων</text:span> <text:span text:style-name="T3">σέρνοντας τις εγγραφές στο Ημερολόγιο</text:span>. <text:span text:style-name="T3">Σημειώστε ότι όλα τα συμβάντα</text:span> <text:span text:style-name="T3">Επαναλαμβανόμενων Συναντήσεων και Κλήσεων</text:span> <text:span text:style-name="T3">δεν μπορούν να τροποποιηθούν σέρνοντας</text:span> <text:span text:style-name="T3">μια εγγραφή της σειράς</text:span>.</text:p>
          <text:p text:style-name="Text_20_body"><text:span text:style-name="T3">Καθορίστε το χρόνο λήξης</text:span> <text:span text:style-name="T3">ενός γεγονότος Ημερολογίου</text:span> <text:span text:style-name="T3">επιλέγοντας το χρόνο</text:span> <text:span text:style-name="T3">στα πεδία Ημερομηνίας Λήξης</text:span>. <text:span text:style-name="T3">Σημειώστε ότι η Διάρκεια ενημερώνεται αυτόματα</text:span> <text:span text:style-name="T3">βάσει των δεδομένων</text:span> <text:span text:style-name="T3">που έχουν εισαχθεί στα πεδία Ημερομηνίας Λήξης</text:span>. <text:span text:style-name="T3">Παρομοίως</text:span>, <text:span text:style-name="T3">αν εισάγετε πληροφορίες στο πεδίο Διάρκειας, τότε το πεδίο</text:span> <text:span text:style-name="T3">Ημερομηνίας Λήξης ενημερώνεται αυτόματα</text:span>.</text:p>
          <text:p text:style-name="Text_20_body"><text:span text:style-name="T3">Υπενθυμίσεις Συνάντησης και Κλήσης μπορούν να σταλούν μέσω</text:span> <text:span text:style-name="T3">μηνύματος ηλεκτρονικής αλληλογραφίας</text:span>, <text:span text:style-name="T3">καθώς επίσης και μέσω αναδυόμενων παραθύρων στο</text:span> Sugar. <text:span text:style-name="T3">Εισάγετε κατάλληλες πληροφορίες στην ενότητα</text:span> <text:span text:style-name="T3">Υπενθυμίσεων</text:span> <text:span text:style-name="T3">στην εγγραφή Ημερολογίου</text:span> <text:span text:style-name="T3">και κάντε κλικ στην Αποθήκευση</text:span>.</text:p>
          <text:p text:style-name="P6"><text:span text:style-name="T3">Δημιουργήστε Επαναλαμβανόμενες Συναντήσεις και Κλήσεις</text:span> <text:span text:style-name="T3">χρησιμοποιώντας φόρμες Γρήγορης Δημιουργίας</text:span>. <text:span text:style-name="T3">Για περισσότερες πληροφορίες</text:span>, <text:span text:style-name="T3">δείτε σε αυτή τη σελίδα την ενότητα</text:span> <text:span text:style-name="Strong_20_Emphasis"><text:span text:style-name="T3">Επαναλαμβανόμενες Συναντήσεις και Κλήσεις</text:span></text:span>.</text:p>
          <text:p text:style-name="Text_20_body"><text:span text:style-name="T6">Σύρετε και αφήστε αντικείμενα</text:span> <text:span text:style-name="T6">στο Ημερολόγιο</text:span> <text:span text:style-name="T6">για να τα μεταφέρετε από μια χρονοθυρίδα σε μια άλλη</text:span>. <text:span text:style-name="Strong_20_Emphasis"><text:span text:style-name="T6">Σημείωση</text:span></text:span>: <text:span text:style-name="T6">Η αλλαγή των λεπτομερειών συνάντησης</text:span> <text:span text:style-name="T6">σέρνοντας και αφήνοντας</text:span> <text:span text:style-name="T6">δε στέλνει ενημέρωση από το σύστημα</text:span> <text:span text:style-name="T6">στους προσκεκλημένους της συνάντησης</text:span>.</text:p>
          <text:p text:style-name="Text_20_body"><text:span text:style-name="T6">Πλοηγηθείτε στη σελίδα</text:span> <text:span text:style-name="T6">Προβολή Λεπτομερειών, για να δημιουργήσετε</text:span> <text:span text:style-name="T6">μια αντίστοιχη σημείωση ή επισύναψη για κάθε Συνάντηση</text:span>, <text:span text:style-name="T6">Κλήση ή Έργο</text:span>. <text:span text:style-name="T6">Πηγαίνετε στην υπομονάδα</text:span> (<text:span text:style-name="T6">για παράδειγμα, Συνάντηση, Κλήση ή Έργο</text:span>), <text:span text:style-name="T6">επιλέξτε την εγγραφή από τη σελίδα της υπομονάδας</text:span> <text:span text:style-name="T6">Προβολή Λίστας</text:span> <text:span text:style-name="T6">και χρησιμοποιείστε το κουμπί</text:span> <text:span text:style-name="T6">Δημιουργία Σημείωσης ή Επισύναψης</text:span>.</text:p>
          <text:h text:style-name="Heading_20_3" text:outline-level="3"/>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lendar - SugarCRM Support </dc:title>
    <meta:generator>LibreOffice/4.2.3.3$Linux_x86 LibreOffice_project/420m0$Build-3</meta:generator>
    <dc:date>2014-07-21T19:18:35.300527963</dc:date>
    <meta:editing-duration>PT20M32S</meta:editing-duration>
    <meta:editing-cycles>11</meta:editing-cycles>
    <meta:document-statistic meta:table-count="0" meta:image-count="0" meta:object-count="0" meta:page-count="1" meta:paragraph-count="33" meta:word-count="657" meta:character-count="4897" meta:non-whitespace-character-count="4270"/>
    <meta:user-defined meta:name=""/>
    <meta:user-defined meta:name="viewport">width=device-width</meta:user-defined>
  </office:meta>
</office:document-meta>
</file>